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 style:list-style-name="L1">
      <style:paragraph-properties fo:margin-left="0.4925in" fo:margin-right="0in" fo:text-indent="0in" style:auto-text-indent="false"/>
    </style:style>
    <style:style style:name="P6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0.4925in" fo:margin-right="0in" fo:text-indent="0in" style:auto-text-indent="false"/>
    </style:style>
    <style:style style:name="P19" style:family="paragraph" style:parent-style-name="Standard" style:list-style-name="L1">
      <style:paragraph-properties fo:margin-left="0.4925in" fo:margin-right="0in" fo:text-indent="0in" style:auto-text-indent="false"/>
    </style:style>
    <style:style style:name="P20" style:family="paragraph" style:parent-style-name="Standard" style:list-style-name="L1">
      <style:paragraph-properties fo:margin-left="0.4925in" fo:margin-right="0in" fo:text-indent="0in" style:auto-text-indent="false"/>
    </style:style>
    <style:style style:name="P21" style:family="paragraph" style:parent-style-name="Standard" style:list-style-name="L2">
      <style:paragraph-properties fo:margin-left="0.4925in" fo:margin-right="0in" fo:text-indent="0in" style:auto-text-indent="false"/>
    </style:style>
    <style:style style:name="P22" style:family="paragraph" style:parent-style-name="Standard" style:list-style-name="L2">
      <style:paragraph-properties fo:margin-left="0.4925in" fo:margin-right="0in" fo:text-indent="0in" style:auto-text-indent="false"/>
    </style:style>
    <style:style style:name="P23" style:family="paragraph" style:parent-style-name="Standard" style:list-style-name="L2">
      <style:paragraph-properties fo:margin-left="0.4925in" fo:margin-right="0in" fo:text-indent="0in" style:auto-text-indent="false"/>
    </style:style>
    <style:style style:name="P24" style:family="paragraph" style:parent-style-name="Standard" style:list-style-name="L2">
      <style:paragraph-properties fo:margin-left="0.4925in" fo:margin-right="0in" fo:text-indent="0in" style:auto-text-indent="false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list-style-name="L2">
      <style:paragraph-properties fo:margin-left="0.4925in" fo:margin-right="0in" fo:text-indent="0in" style:auto-text-indent="false"/>
    </style:style>
    <style:style style:name="P27" style:family="paragraph" style:parent-style-name="Standard" style:list-style-name="L2">
      <style:paragraph-properties fo:margin-left="0.4925in" fo:margin-right="0in" fo:text-indent="0in" style:auto-text-indent="false"/>
    </style:style>
    <style:style style:name="P28" style:family="paragraph" style:parent-style-name="Standard" style:list-style-name="L2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9" style:family="paragraph" style:parent-style-name="Standard" style:list-style-name="L1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0.9846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they are committed to the appropriate line(s) of development. <text:s/></text:p>
      <text:p text:style-name="Standard"/>
      <text:p text:style-name="P25">Developer Steps</text:p>
      <text:p text:style-name="P2"/>
      <text:list text:style-name="L1">
        <text:list-item>
          <text:p text:style-name="P5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6">Create task</text:p>
          <text:p text:style-name="P5">Create a task in the Software Engineering task tracker. <text:s/>If the work is targeted for both lines of development, create a task for each. <text:line-break/></text:p>
        </text:list-item>
        <text:list-item>
          <text:p text:style-name="P5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 <text:s/>If the work is targeted for both lines of development, create a branch for each.<text:line-break/></text:p>
        </text:list-item>
        <text:list-item>
          <text:p text:style-name="P5"><text:span text:style-name="T2">Assign reviewer</text:span><text:line-break/>In fedora/branches, check ou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Branch History section, in the same format as the others, and commit the change. <text:s/>If the work is targeted for both lines of development, add two entries as appropriate, using the same <text:line-break/></text:p>
        </text:list-item>
        <text:list-item>
          <text:p text:style-name="P6">Code and test</text:p>
        </text:list-item>
      </text:list>
      <text:p text:style-name="P30">Use junit to test the functionality or bugfix you're implementing. <text:s/>See readme.txt in the root of the source tree for instructions on running tests with ant. <text:s/>Test code exists in src/test/junit. <text:s/>Make sure your new tests are tied into the existing suites.</text:p>
      <text:p text:style-name="P2"/>
      <text:list text:style-name="L1" text:continue-numbering="true">
        <text:list-item>
          <text:p text:style-name="P6"><text:soft-page-break/>Merge up</text:p>
        </text:list-item>
      </text:list>
      <text:p text:style-name="P30">See the Working With Branches document for information on how and when to "merge up".</text:p>
      <text:p text:style-name="P2"/>
      <text:list text:style-name="L1" text:continue-numbering="true">
        <text:list-item>
          <text:p text:style-name="P6">Update task</text:p>
        </text:list-item>
      </text:list>
      <text:p text:style-name="P30">Update the task tracker item indicating 100% completion. <text:s/>The reviewer will be responsible for actually closing it.</text:p>
      <text:p text:style-name="P2"/>
      <text:list text:style-name="L1" text:continue-numbering="true">
        <text:list-item>
          <text:p text:style-name="P6">Notify reviewer</text:p>
          <text:p text:style-name="P29">Via email or a message to the fedora-commons-developers list.</text:p>
        </text:list-item>
      </text:list>
      <text:p text:style-name="P2"/>
      <text:p text:style-name="P3">Reviewer Steps</text:p>
      <text:p text:style-name="P2"/>
      <text:list text:style-name="L2">
        <text:list-item>
          <text:p text:style-name="P21"><text:span text:style-name="T2">Merge</text:span><text:line-break/>Note: if the branch has been out for some time, the reviewer may opt to have the developer "merge up" from the trunk before they can do a meaningful review. <text:s/>The reviewer may also choose to perform a "merge up".</text:p>
          <text:p text:style-name="P21"/>
        </text:list-item>
        <text:list-item>
          <text:p text:style-name="P10">Review</text:p>
        </text:list-item>
      </text:list>
      <text:p text:style-name="P30">Make sure you understand the changes. <text:s/>If the changes are complex, you may want to involve another developer or two in the review process. <text:s/>Run the junit tests to ensure no regression bugs have been introduced.</text:p>
      <text:p text:style-name="P2"/>
      <text:list text:style-name="L2" text:continue-numbering="true">
        <text:list-item>
          <text:p text:style-name="P10">Commit</text:p>
        </text:list-item>
      </text:list>
      <text:p text:style-name="P2"/>
      <text:list text:style-name="L2" text:continue-numbering="true">
        <text:list-item>
          <text:p text:style-name="P10">Update branch log</text:p>
          <text:p text:style-name="P21"/>
        </text:list-item>
        <text:list-item>
          <text:p text:style-name="P10">Remove branch</text:p>
          <text:p text:style-name="P21"/>
        </text:list-item>
        <text:list-item>
          <text:p text:style-name="P10">Notify developer</text:p>
          <text:p text:style-name="P21"/>
        </text:list-item>
        <text:list-item>
          <text:p text:style-name="P10">Close task</text:p>
          <text:p text:style-name="P21"/>
        </text:list-item>
        <text:list-item>
          <text:p text:style-name="P10">Close tracker item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Chris Wilper</meta:initial-creator>
    <meta:creation-date>2008-02-15T11:42:53</meta:creation-date>
    <dc:creator>Chris Wilper</dc:creator>
    <dc:date>2008-02-21T09:32:18</dc:date>
    <meta:editing-cycles>13</meta:editing-cycles>
    <meta:editing-duration>PT12H15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525" meta:character-count="3165"/>
  </office:meta>
</office:document-meta>
</file>